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265cm" fo:min-width="1.056cm" fo:padding-top="0.137cm" fo:padding-bottom="0.137cm" fo:padding-left="0.262cm" fo:padding-right="0.262cm"/>
      <style:paragraph-properties style:writing-mode="lr-tb"/>
    </style:style>
    <style:style style:name="gr2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637cm" fo:min-width="0cm"/>
      <style:paragraph-properties style:writing-mode="lr-tb"/>
    </style:style>
    <style:style style:name="gr3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265cm" fo:min-width="1.865cm" fo:padding-top="0.137cm" fo:padding-bottom="0.137cm" fo:padding-left="0.262cm" fo:padding-right="0.262cm"/>
      <style:paragraph-properties style:writing-mode="lr-tb"/>
    </style:style>
    <style:style style:name="gr4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319cm" fo:min-width="0cm"/>
      <style:paragraph-properties style:writing-mode="lr-tb"/>
    </style:style>
    <style:style style:name="gr5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dddddd" draw:textarea-horizontal-align="justify" draw:textarea-vertical-align="middle" draw:auto-grow-height="false" fo:min-height="0.756cm" fo:min-width="1.818cm" fo:padding-top="0.137cm" fo:padding-bottom="0.137cm" fo:padding-left="0.262cm" fo:padding-right="0.26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85cm" fo:min-width="1.546cm"/>
      <style:paragraph-properties style:writing-mode="lr-tb"/>
    </style:style>
    <style:style style:name="gr7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955cm" fo:min-width="0cm"/>
      <style:paragraph-properties style:writing-mode="lr-tb"/>
    </style:style>
    <style:style style:name="gr8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497cm" fo:min-width="1.28cm" fo:padding-top="0.137cm" fo:padding-bottom="0.137cm" fo:padding-left="0.262cm" fo:padding-right="0.262cm"/>
      <style:paragraph-properties style:writing-mode="lr-tb"/>
    </style:style>
    <style:style style:name="gr9" style:family="graphic" style:parent-style-name="objectwithoutfill">
      <style:graphic-properties draw:marker-end="Arrowheads_20_3" draw:marker-end-width="0.229cm" draw:fill="none"/>
    </style:style>
    <style:style style:name="gr10" style:family="graphic" style:parent-style-name="standard">
      <style:graphic-properties draw:textarea-horizontal-align="justify" draw:textarea-vertical-align="middle" draw:auto-grow-height="false" fo:min-height="1.103cm" fo:min-width="1.15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103cm" fo:min-width="0.86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03cm" fo:min-width="1.581cm"/>
      <style:paragraph-properties style:writing-mode="lr-tb"/>
    </style:style>
    <style:style style:name="gr13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255cm" fo:min-width="0.986cm" fo:padding-top="0.137cm" fo:padding-bottom="0.137cm" fo:padding-left="0.262cm" fo:padding-right="0.26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965cm" fo:min-width="1.551cm"/>
      <style:paragraph-properties style:writing-mode="lr-tb"/>
    </style:style>
    <style:style style:name="gr15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477cm" fo:min-width="0cm"/>
      <style:paragraph-properties style:writing-mode="lr-tb"/>
    </style:style>
    <style:style style:name="gr16" style:family="graphic" style:parent-style-name="objectwithoutfill">
      <style:graphic-properties draw:marker-end="" draw:marker-end-width="0.229cm" draw:fill="none"/>
    </style:style>
    <style:style style:name="gr17" style:family="graphic" style:parent-style-name="objectwithoutfill">
      <style:graphic-properties draw:stroke="dash" draw:stroke-dash="Dash_20__28_Rounded_29_" draw:marker-end="" draw:marker-end-width="0.229cm" svg:stroke-linecap="round" draw:fill="none"/>
    </style:style>
    <style:style style:name="gr18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426cm" fo:min-width="1.847cm" fo:padding-top="0.137cm" fo:padding-bottom="0.137cm" fo:padding-left="0.262cm" fo:padding-right="0.262cm"/>
      <style:paragraph-properties style:writing-mode="lr-tb"/>
    </style:style>
    <style:style style:name="gr19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231cm" fo:min-width="0.986cm" fo:padding-top="0.137cm" fo:padding-bottom="0.137cm" fo:padding-left="0.262cm" fo:padding-right="0.262cm"/>
      <style:paragraph-properties style:writing-mode="lr-tb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eeeeee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4" style:family="paragraph">
      <loext:graphic-properties draw:fill="none" draw:fill-color="#dddddd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style:paragraph-properties fo:text-align="center" style:writing-mode="lr-tb"/>
      <style:text-properties fo:font-size="18pt"/>
    </style:style>
    <style:style style:name="P6" style:family="paragraph">
      <loext:graphic-properties draw:fill="none" draw:fill-color="#eeeeee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Sans2" fo:font-size="8pt" style:font-name-asian="Liberation Sans2" style:font-size-asian="8pt" style:font-name-complex="Liberation Sans2" style:font-size-complex="8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58cm" svg:height="0.539cm" svg:x="6.57cm" svg:y="2.41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2cm" svg:height="0.887cm" svg:x="6.215cm" svg:y="2.234cm">
          <draw:text-box>
            <text:p text:style-name="P2"><text:span text:style-name="T1">zkevm.pil</text:span></text:p>
          </draw:text-box>
        </draw:frame>
        <draw:custom-shape draw:style-name="gr3" draw:text-style-name="P1" draw:layer="layout" svg:width="2.389cm" svg:height="0.539cm" svg:x="12.215cm" svg:y="3.95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878cm" svg:height="0.569cm" svg:x="11.937cm" svg:y="3.927cm">
          <draw:text-box>
            <text:p text:style-name="P2"><text:span text:style-name="T1">zkEVM.starkinfo</text:span></text:p>
          </draw:text-box>
        </draw:frame>
        <draw:custom-shape draw:style-name="gr5" draw:text-style-name="P4" draw:layer="layout" svg:width="2.342cm" svg:height="1.03cm" svg:x="13.851cm" svg:y="5.0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4cm" svg:height="0.887cm" svg:x="13.717cm" svg:y="5.086cm">
          <draw:text-box>
            <text:p text:style-name="P2"><text:span text:style-name="T1">zkevm.verkey</text:span></text:p>
            <text:p text:style-name="P2"><text:span text:style-name="T1">(constRoot)</text:span></text:p>
          </draw:text-box>
        </draw:frame>
        <draw:custom-shape draw:style-name="gr6" draw:text-style-name="P5" draw:layer="layout" svg:width="2.19cm" svg:height="1.479cm" svg:x="9.341cm" svg:y="3.454cm">
          <text:p text:style-name="P5"><text:span text:style-name="T2">generate</text:span></text:p>
          <text:p text:style-name="P5"><text:span text:style-name="T2">stark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3.097cm" svg:height="1.205cm" svg:x="3.696cm" svg:y="3.457cm">
          <draw:text-box>
            <text:p text:style-name="P2"><text:span text:style-name="T1"/></text:p>
            <text:p text:style-name="P2"><text:span text:style-name="T1">zkevm</text:span></text:p>
            <text:p text:style-name="P2"><text:span text:style-name="T1">.starkstruct</text:span></text:p>
          </draw:text-box>
        </draw:frame>
        <draw:custom-shape draw:style-name="gr8" draw:text-style-name="P6" draw:layer="layout" svg:width="1.804cm" svg:height="0.771cm" svg:x="4.261cm" svg:y="3.842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1.546cm" svg:y1="4.249cm" svg:x2="12.06cm" svg:y2="4.258cm">
          <text:p/>
        </draw:line>
        <draw:custom-shape draw:style-name="gr10" draw:text-style-name="P5" draw:layer="layout" svg:width="1.801cm" svg:height="1.499cm" svg:x="4.245cm" svg:y="1.941cm">
          <text:p text:style-name="P5"><text:span text:style-name="T2">build</text:span></text:p>
          <text:p text:style-name="P5"><text:span text:style-name="T2">p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7" draw:layer="layout" svg:x1="6.112cm" svg:y1="4.26cm" svg:x2="9.327cm" svg:y2="4.263cm">
          <text:p/>
        </draw:line>
        <draw:line draw:style-name="gr9" draw:text-style-name="P7" draw:layer="layout" svg:x1="6.086cm" svg:y1="2.699cm" svg:x2="6.524cm" svg:y2="2.699cm">
          <text:p/>
        </draw:line>
        <draw:custom-shape draw:style-name="gr11" draw:text-style-name="P5" draw:layer="layout" svg:width="1.511cm" svg:height="1.499cm" svg:x="1.983cm" svg:y="5.597cm">
          <text:p text:style-name="P5"><text:span text:style-name="T2">build</text:span></text:p>
          <text:p text:style-name="P5"><text:span text:style-name="T2">r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2.227cm" svg:height="1.499cm" svg:x="6.117cm" svg:y="5.581cm">
          <text:p text:style-name="P5"><text:span text:style-name="T2">build</text:span></text:p>
          <text:p text:style-name="P5"><text:span text:style-name="T2">consta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7" draw:layer="layout" svg:x1="8.387cm" svg:y1="6.361cm" svg:x2="8.911cm" svg:y2="6.371cm">
          <text:p/>
        </draw:line>
        <draw:custom-shape draw:style-name="gr13" draw:text-style-name="P1" draw:layer="layout" svg:width="1.51cm" svg:height="0.505cm" svg:x="8.928cm" svg:y="6.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2.271cm" svg:height="2.435cm" svg:x="10.981cm" svg:y="5.185cm">
          <text:p text:style-name="P5"><text:span text:style-name="T2">build</text:span></text:p>
          <text:p text:style-name="P5"><text:span text:style-name="T2">constantst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7" draw:layer="layout" svg:x1="13.281cm" svg:y1="5.561cm" svg:x2="13.805cm" svg:y2="5.571cm">
          <text:p/>
        </draw:line>
        <draw:line draw:style-name="gr9" draw:text-style-name="P7" draw:layer="layout" svg:x1="10.458cm" svg:y1="6.362cm" svg:x2="10.982cm" svg:y2="6.372cm">
          <text:p/>
        </draw:line>
        <draw:frame draw:style-name="gr15" draw:text-style-name="P3" draw:layer="layout" svg:width="1.979cm" svg:height="0.727cm" svg:x="8.702cm" svg:y="6.014cm">
          <draw:text-box>
            <text:p text:style-name="P2"><text:span text:style-name="T1">rom.const</text:span></text:p>
          </draw:text-box>
        </draw:frame>
        <draw:line draw:style-name="gr9" draw:text-style-name="P7" draw:layer="layout" svg:x1="7.666cm" svg:y1="3.629cm" svg:x2="9.286cm" svg:y2="3.632cm">
          <text:p/>
        </draw:line>
        <draw:line draw:style-name="gr16" draw:text-style-name="P7" draw:layer="layout" svg:x1="7.665cm" svg:y1="3.549cm" svg:x2="7.676cm" svg:y2="2.954cm">
          <text:p/>
        </draw:line>
        <draw:line draw:style-name="gr9" draw:text-style-name="P7" draw:layer="layout" svg:x1="7.101cm" svg:y1="4.48cm" svg:x2="7.103cm" svg:y2="5.559cm">
          <text:p/>
        </draw:line>
        <draw:line draw:style-name="gr9" draw:text-style-name="P7" draw:layer="layout" svg:x1="7.894cm" svg:y1="4.27cm" svg:x2="7.894cm" svg:y2="5.575cm">
          <text:p/>
        </draw:line>
        <draw:line draw:style-name="gr16" draw:text-style-name="P7" draw:layer="layout" svg:x1="7.1cm" svg:y1="2.939cm" svg:x2="7.1cm" svg:y2="4.075cm">
          <text:p/>
        </draw:line>
        <draw:line draw:style-name="gr17" draw:text-style-name="P7" draw:layer="layout" svg:x1="7.101cm" svg:y1="3.54cm" svg:x2="7.101cm" svg:y2="4.777cm">
          <text:p/>
        </draw:line>
        <draw:custom-shape draw:style-name="gr18" draw:text-style-name="P1" draw:layer="layout" svg:width="2.371cm" svg:height="0.7cm" svg:x="13.845cm" svg:y="6.82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731cm" svg:height="1.205cm" svg:x="13.691cm" svg:y="6.564cm">
          <draw:text-box>
            <text:p text:style-name="P2"><text:span text:style-name="T1">zkevm.consttree</text:span></text:p>
          </draw:text-box>
        </draw:frame>
        <draw:line draw:style-name="gr9" draw:text-style-name="P7" draw:layer="layout" svg:x1="13.275cm" svg:y1="7.161cm" svg:x2="13.799cm" svg:y2="7.171cm">
          <text:p/>
        </draw:line>
        <draw:line draw:style-name="gr9" draw:text-style-name="P7" draw:layer="layout" svg:x1="3.481cm" svg:y1="6.362cm" svg:x2="4.005cm" svg:y2="6.372cm">
          <text:p/>
        </draw:line>
        <draw:custom-shape draw:style-name="gr19" draw:text-style-name="P6" draw:layer="layout" svg:width="1.51cm" svg:height="0.505cm" svg:x="4.022cm" svg:y="6.151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5.552cm" svg:y1="6.363cm" svg:x2="6.076cm" svg:y2="6.373cm">
          <text:p/>
        </draw:line>
        <draw:frame draw:style-name="gr15" draw:text-style-name="P3" draw:layer="layout" svg:width="1.979cm" svg:height="0.727cm" svg:x="3.796cm" svg:y="6.015cm">
          <draw:text-box>
            <text:p text:style-name="P2"><text:span text:style-name="T1">rom.json</text:span></text:p>
          </draw:text-box>
        </draw:frame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3T08:54:41.267566637</meta:creation-date>
    <dc:title>Personal</dc:title>
    <meta:editing-duration>PT1H58M14S</meta:editing-duration>
    <meta:editing-cycles>37</meta:editing-cycles>
    <meta:generator>LibreOffice/7.3.7.2$Linux_X86_64 LibreOffice_project/30$Build-2</meta:generator>
    <dc:date>2023-01-17T22:04:18.510345886</dc:date>
    <meta:document-statistic meta:object-count="57"/>
  </office:meta>
</office:document-meta>
</file>